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c0c0c0" draw:textarea-horizontal-align="center" draw:textarea-vertical-align="middle"/>
    </style:style>
    <style:style style:name="gr4" style:family="graphic" style:parent-style-name="standard">
      <style:graphic-properties draw:fill="gradient" draw:fill-color="#3deb3d" draw:fill-gradient-name="Radial_20_red_2f_yellow" draw:textarea-horizontal-align="center" draw:textarea-vertical-align="middle" draw:shadow-offset-x="0.305cm" draw:shadow-offset-y="0.305cm"/>
    </style:style>
    <style:style style:name="gr5" style:family="graphic" style:parent-style-name="standard">
      <style:graphic-properties draw:fill-color="#00ff00" draw:textarea-horizontal-align="center" draw:textarea-vertical-align="middle"/>
    </style:style>
    <style:style style:name="gr6" style:family="graphic" style:parent-style-name="standard">
      <style:graphic-properties draw:fill-color="#47b8b8" draw:textarea-horizontal-align="center" draw:textarea-vertical-align="middle"/>
    </style:style>
    <style:style style:name="gr7" style:family="graphic" style:parent-style-name="standard">
      <style:graphic-properties draw:fill="gradient" draw:fill-gradient-name="Radial_20_red_2f_yellow" draw:textarea-horizontal-align="center" draw:textarea-vertical-align="middle"/>
    </style:style>
    <style:style style:name="gr8" style:family="graphic" style:parent-style-name="standard">
      <style:graphic-properties draw:fill="gradient" draw:fill-color="#0084d1" draw:fill-gradient-name="Radial_20_red_2f_yellow" draw:textarea-horizontal-align="center" draw:textarea-vertical-align="middle"/>
    </style:style>
    <style:style style:name="gr9" style:family="graphic" style:parent-style-name="objectwithoutfill">
      <style:graphic-properties draw:fill="solid" draw:fill-color="#e6e6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4pt" style:font-size-asian="24pt" style:font-size-complex="24pt"/>
    </style:style>
    <style:style style:name="T1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3.175cm" svg:x="18.78cm" svg:y="2.905cm" draw:corner-radius="0.5cm">
          <text:p/>
        </draw:rect>
        <draw:rect draw:style-name="gr1" draw:text-style-name="P1" draw:layer="layout" svg:width="14.605cm" svg:height="3.175cm" svg:x="3.54cm" svg:y="2.905cm" draw:corner-radius="0.5cm">
          <text:p/>
        </draw:rect>
        <draw:rect draw:style-name="gr2" draw:text-style-name="P1" draw:layer="layout" svg:width="21.59cm" svg:height="5.715cm" svg:x="3.54cm" svg:y="6.715cm" draw:corner-radius="0.5cm">
          <text:p/>
        </draw:rect>
        <draw:rect draw:style-name="gr3" draw:text-style-name="P1" draw:layer="layout" svg:width="21.59cm" svg:height="6.35cm" svg:x="3.54cm" svg:y="13.065cm" draw:corner-radius="0.5cm">
          <text:p/>
        </draw:rect>
        <draw:rect draw:style-name="gr4" draw:text-style-name="P1" draw:layer="layout" svg:width="19.05cm" svg:height="1.905cm" svg:x="4.81cm" svg:y="16.24cm" draw:corner-radius="0.5cm">
          <text:p text:style-name="P1">Parfait Circuit Board</text:p>
        </draw:rect>
        <draw:rect draw:style-name="gr5" draw:text-style-name="P1" draw:layer="layout" svg:width="4.445cm" svg:height="1.905cm" svg:x="19.415cm" svg:y="13.7cm" draw:corner-radius="0.5cm">
          <text:p text:style-name="P1">Radio Module</text:p>
        </draw:rect>
        <draw:rect draw:style-name="gr6" draw:text-style-name="P1" draw:layer="layout" svg:width="13.97cm" svg:height="1.905cm" svg:x="4.81cm" svg:y="13.7cm" draw:corner-radius="0.5cm">
          <text:p text:style-name="P1">Arduino Board</text:p>
        </draw:rect>
        <draw:rect draw:style-name="gr6" draw:text-style-name="P1" draw:layer="layout" svg:width="13.97cm" svg:height="1.905cm" svg:x="4.81cm" svg:y="9.89cm" draw:corner-radius="0.5cm">
          <text:p text:style-name="P1">Arduino Runtime and Software Libraries</text:p>
        </draw:rect>
        <draw:rect draw:style-name="gr7" draw:text-style-name="P1" draw:layer="layout" svg:width="4.445cm" svg:height="1.905cm" svg:x="19.415cm" svg:y="9.89cm" draw:corner-radius="0.5cm">
          <text:p text:style-name="P1">Parfait </text:p>
          <text:p text:style-name="P1">Radio Driver</text:p>
        </draw:rect>
        <draw:rect draw:style-name="gr8" draw:text-style-name="P1" draw:layer="layout" svg:width="13.97cm" svg:height="1.905cm" svg:x="4.81cm" svg:y="7.35cm" draw:corner-radius="0.5cm">
          <text:p text:style-name="P1">Bitlash Interpreter / Shell</text:p>
        </draw:rect>
        <draw:rect draw:style-name="gr8" draw:text-style-name="P1" draw:layer="layout" svg:width="4.445cm" svg:height="1.905cm" svg:x="19.415cm" svg:y="7.35cm" draw:corner-radius="0.5cm">
          <text:p text:style-name="P1">Bitlash-RF</text:p>
          <text:p text:style-name="P1">Extensions</text:p>
        </draw:rect>
        <draw:rect draw:style-name="gr9" draw:text-style-name="P1" draw:layer="layout" svg:width="5.715cm" svg:height="1.905cm" svg:x="4.81cm" svg:y="3.54cm" draw:corner-radius="0.5cm">
          <text:p text:style-name="P1">Serial Port</text:p>
          <text:p text:style-name="P1">Commands</text:p>
        </draw:rect>
        <draw:rect draw:style-name="gr9" draw:text-style-name="P1" draw:layer="layout" svg:width="5.715cm" svg:height="1.905cm" svg:x="11.16cm" svg:y="3.54cm" draw:corner-radius="0.5cm">
          <text:p text:style-name="P1">Remote</text:p>
          <text:p text:style-name="P1">Commands</text:p>
        </draw:rect>
        <draw:rect draw:style-name="gr9" draw:text-style-name="P1" draw:layer="layout" svg:width="5.08cm" svg:height="1.905cm" svg:x="19.415cm" svg:y="3.54cm" draw:corner-radius="0.5cm">
          <text:p text:style-name="P1">User Code</text:p>
        </draw:rect>
        <draw:frame draw:style-name="gr10" draw:text-style-name="P2" draw:layer="layout" svg:width="13.401cm" svg:height="1.195cm" svg:x="7.35cm" svg:y="1.635cm">
          <draw:text-box>
            <text:p><text:span text:style-name="T1">Parfait Wireless Node 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0047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1T19:21:09</meta:creation-date>
    <meta:editing-duration>PT00H00M00S</meta:editing-duration>
    <meta:editing-cycles>1</meta:editing-cycles>
    <meta:generator>OpenOffice.org/3.2$Unix OpenOffice.org_project/320m12$Build-9483</meta:generator>
    <meta:document-statistic meta:object-count="15"/>
  </office:meta>
</office:document-meta>
</file>